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408" calcext:value-type="float">
            <text:p>105.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88" calcext:value-type="float">
            <text:p>104.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928" calcext:value-type="float">
            <text:p>104.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16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1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0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9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96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5576" calcext:value-type="float">
            <text:p>110.1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1904" calcext:value-type="float">
            <text:p>109.7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9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4976" calcext:value-type="float">
            <text:p>109.1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6944" calcext:value-type="float">
            <text:p>108.1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9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7864" calcext:value-type="float">
            <text:p>107.8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21048" calcext:value-type="float">
            <text:p>105.9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36744" calcext:value-type="float">
            <text:p>106.5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9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4232" calcext:value-type="float">
            <text:p>103.9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8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7392" calcext:value-type="float">
            <text:p>102.5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8936" calcext:value-type="float">
            <text:p>102.7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8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56" calcext:value-type="float">
            <text:p>101.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564" calcext:value-type="float">
            <text:p>102.2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8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444" calcext:value-type="float">
            <text:p>107.9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7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696" calcext:value-type="float">
            <text:p>109.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7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7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7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7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7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7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7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6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6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356" calcext:value-type="float">
            <text:p>104.6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6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6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236" calcext:value-type="float">
            <text:p>102.7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52" calcext:value-type="float">
            <text:p>102.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6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6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5" calcext:value-type="float">
            <text:p>100.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6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7192" calcext:value-type="float">
            <text:p>100.9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6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828" calcext:value-type="float">
            <text:p>100.5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6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1808" calcext:value-type="float">
            <text:p>100.5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5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7152" calcext:value-type="float">
            <text:p>100.6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901</text:p>
          </table:table-cell>
          <table:table-cell office:value-type="string" calcext:value-type="string">
            <text:p>195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4248" calcext:value-type="float">
            <text:p>101.0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